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思源黑体 CN Regular" svg:font-family="'思源黑体 CN Regular'"/>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44d34"/>
    </style:style>
    <style:style style:name="P3" style:family="paragraph" style:parent-style-name="Standard">
      <style:paragraph-properties fo:text-align="start" style:justify-single-word="false"/>
      <style:text-properties officeooo:paragraph-rsid="00164b87"/>
    </style:style>
    <style:style style:name="P4" style:family="paragraph" style:parent-style-name="Standard">
      <style:paragraph-properties fo:text-align="start" style:justify-single-word="false"/>
      <style:text-properties officeooo:paragraph-rsid="00244835"/>
    </style:style>
    <style:style style:name="P5" style:family="paragraph" style:parent-style-name="Standard">
      <style:paragraph-properties fo:text-align="start" style:justify-single-word="false"/>
      <style:text-properties officeooo:paragraph-rsid="002d77ac"/>
    </style:style>
    <style:style style:name="P6" style:family="paragraph" style:parent-style-name="Standard">
      <style:paragraph-properties fo:text-align="start" style:justify-single-word="false"/>
      <style:text-properties officeooo:paragraph-rsid="003a6314"/>
    </style:style>
    <style:style style:name="P7" style:family="paragraph" style:parent-style-name="Standard">
      <style:paragraph-properties fo:text-align="start" style:justify-single-word="false"/>
      <style:text-properties officeooo:paragraph-rsid="003d5b08"/>
    </style:style>
    <style:style style:name="P8" style:family="paragraph" style:parent-style-name="Standard">
      <style:paragraph-properties fo:text-align="start" style:justify-single-word="false"/>
      <style:text-properties officeooo:paragraph-rsid="0046162e"/>
    </style:style>
    <style:style style:name="P9" style:family="paragraph" style:parent-style-name="Standard">
      <style:paragraph-properties fo:text-align="start" style:justify-single-word="false"/>
      <style:text-properties officeooo:paragraph-rsid="004fa391"/>
    </style:style>
    <style:style style:name="P10" style:family="paragraph" style:parent-style-name="Standard">
      <style:paragraph-properties fo:text-align="start" style:justify-single-word="false"/>
      <style:text-properties officeooo:paragraph-rsid="006dea58"/>
    </style:style>
    <style:style style:name="P11" style:family="paragraph" style:parent-style-name="Standard">
      <style:paragraph-properties fo:text-align="start" style:justify-single-word="false"/>
      <style:text-properties officeooo:paragraph-rsid="006fb699"/>
    </style:style>
    <style:style style:name="P12" style:family="paragraph" style:parent-style-name="Standard">
      <style:paragraph-properties fo:text-align="start" style:justify-single-word="false"/>
      <style:text-properties officeooo:paragraph-rsid="007353c4"/>
    </style:style>
    <style:style style:name="P13" style:family="paragraph" style:parent-style-name="Standard">
      <style:paragraph-properties fo:text-align="start" style:justify-single-word="false"/>
      <style:text-properties fo:font-size="24pt" style:font-size-asian="24pt" style:font-size-complex="24pt"/>
    </style:style>
    <style:style style:name="P14" style:family="paragraph" style:parent-style-name="Standard">
      <style:paragraph-properties fo:text-align="start" style:justify-single-word="false"/>
      <style:text-properties fo:font-size="24pt" officeooo:paragraph-rsid="00144d34" style:font-size-asian="24pt" style:font-size-complex="24pt"/>
    </style:style>
    <style:style style:name="P15" style:family="paragraph" style:parent-style-name="Standard">
      <style:paragraph-properties fo:text-align="start" style:justify-single-word="false"/>
      <style:text-properties fo:font-size="24pt" officeooo:rsid="002583e5" officeooo:paragraph-rsid="002583e5" style:font-size-asian="24pt" style:font-size-complex="24pt"/>
    </style:style>
    <style:style style:name="P16" style:family="paragraph" style:parent-style-name="Standard">
      <style:paragraph-properties fo:text-align="start" style:justify-single-word="false"/>
      <style:text-properties fo:font-size="24pt" officeooo:rsid="002583e5" officeooo:paragraph-rsid="00267578" style:font-size-asian="24pt" style:font-size-complex="24pt"/>
    </style:style>
    <style:style style:name="P17" style:family="paragraph" style:parent-style-name="Standard">
      <style:paragraph-properties fo:text-align="start" style:justify-single-word="false"/>
      <style:text-properties fo:font-size="12pt" officeooo:paragraph-rsid="00164b87" style:font-size-asian="10.5pt" style:font-size-complex="12pt"/>
    </style:style>
    <style:style style:name="P18" style:family="paragraph" style:parent-style-name="Standard">
      <style:paragraph-properties fo:text-align="start" style:justify-single-word="false"/>
      <style:text-properties fo:font-size="12pt" officeooo:rsid="002583e5" officeooo:paragraph-rsid="003029b1" style:font-size-asian="10.5pt" style:font-size-complex="12pt"/>
    </style:style>
    <style:style style:name="P19" style:family="paragraph" style:parent-style-name="Standard">
      <style:paragraph-properties fo:text-align="start" style:justify-single-word="false"/>
      <style:text-properties fo:font-size="12pt" officeooo:rsid="002583e5" officeooo:paragraph-rsid="0049c756" style:font-size-asian="10.5pt" style:font-size-complex="12pt"/>
    </style:style>
    <style:style style:name="P20" style:family="paragraph" style:parent-style-name="Standard">
      <style:paragraph-properties fo:text-align="start" style:justify-single-word="false"/>
      <style:text-properties fo:font-size="12pt" officeooo:rsid="002583e5" officeooo:paragraph-rsid="005e96e5" style:font-size-asian="10.5pt" style:font-size-complex="12pt"/>
    </style:style>
    <style:style style:name="P21" style:family="paragraph" style:parent-style-name="Standard">
      <style:paragraph-properties fo:text-align="start" style:justify-single-word="false"/>
      <style:text-properties officeooo:rsid="00244835" officeooo:paragraph-rsid="00244835"/>
    </style:style>
    <style:style style:name="P22" style:family="paragraph" style:parent-style-name="Standard">
      <style:paragraph-properties fo:text-align="start" style:justify-single-word="false"/>
      <style:text-properties officeooo:rsid="00244835" officeooo:paragraph-rsid="002d77ac"/>
    </style:style>
    <style:style style:name="P23" style:family="paragraph" style:parent-style-name="Standard">
      <style:paragraph-properties fo:text-align="start" style:justify-single-word="false"/>
      <style:text-properties officeooo:rsid="002d77ac" officeooo:paragraph-rsid="002d77ac"/>
    </style:style>
    <style:style style:name="P24" style:family="paragraph" style:parent-style-name="Standard">
      <style:paragraph-properties fo:text-align="start" style:justify-single-word="false"/>
      <style:text-properties officeooo:rsid="0077512a" officeooo:paragraph-rsid="007ee56c"/>
    </style:style>
    <style:style style:name="P25" style:family="paragraph" style:parent-style-name="Standard">
      <style:paragraph-properties fo:text-align="start" style:justify-single-word="false"/>
      <style:text-properties officeooo:paragraph-rsid="00857ef3"/>
    </style:style>
    <style:style style:name="P26" style:family="paragraph" style:parent-style-name="Standard">
      <style:paragraph-properties fo:text-align="start" style:justify-single-word="false"/>
      <style:text-properties officeooo:paragraph-rsid="002d77ac"/>
    </style:style>
    <style:style style:name="P27" style:family="paragraph" style:parent-style-name="Standard">
      <style:paragraph-properties fo:text-align="start" style:justify-single-word="false"/>
      <style:text-properties officeooo:paragraph-rsid="008929ab"/>
    </style:style>
    <style:style style:name="P28" style:family="paragraph" style:parent-style-name="Standard">
      <style:paragraph-properties fo:text-align="start" style:justify-single-word="false"/>
      <style:text-properties officeooo:paragraph-rsid="008ebbb5"/>
    </style:style>
    <style:style style:name="P29" style:family="paragraph" style:parent-style-name="Standard">
      <style:paragraph-properties fo:text-align="start" style:justify-single-word="false"/>
      <style:text-properties officeooo:paragraph-rsid="007c826a"/>
    </style:style>
    <style:style style:name="P30" style:family="paragraph" style:parent-style-name="Standard">
      <style:paragraph-properties fo:text-align="start" style:justify-single-word="false"/>
      <style:text-properties officeooo:paragraph-rsid="008ecfb2"/>
    </style:style>
    <style:style style:name="P31" style:family="paragraph" style:parent-style-name="Standard">
      <style:paragraph-properties fo:text-align="start" style:justify-single-word="false"/>
      <style:text-properties officeooo:paragraph-rsid="0090b17f"/>
    </style:style>
    <style:style style:name="P32" style:family="paragraph" style:parent-style-name="Standard">
      <style:paragraph-properties fo:text-align="start" style:justify-single-word="false"/>
      <style:text-properties officeooo:paragraph-rsid="009cc1e3"/>
    </style:style>
    <style:style style:name="P33" style:family="paragraph" style:parent-style-name="Standard">
      <style:paragraph-properties fo:text-align="start" style:justify-single-word="false"/>
      <style:text-properties officeooo:paragraph-rsid="00a13e1b"/>
    </style:style>
    <style:style style:name="P34" style:family="paragraph" style:parent-style-name="Standard">
      <style:paragraph-properties fo:text-align="start" style:justify-single-word="false"/>
      <style:text-properties officeooo:paragraph-rsid="00ad9583"/>
    </style:style>
    <style:style style:name="P35" style:family="paragraph" style:parent-style-name="Standard">
      <style:paragraph-properties fo:text-align="start" style:justify-single-word="false"/>
      <style:text-properties officeooo:paragraph-rsid="00afdce8"/>
    </style:style>
    <style:style style:name="P36" style:family="paragraph" style:parent-style-name="Standard">
      <style:paragraph-properties fo:text-align="start" style:justify-single-word="false"/>
      <style:text-properties officeooo:rsid="002d77ac" officeooo:paragraph-rsid="0036645d"/>
    </style:style>
    <style:style style:name="P37" style:family="paragraph" style:parent-style-name="Standard">
      <style:paragraph-properties fo:text-align="start" style:justify-single-word="false"/>
      <style:text-properties officeooo:rsid="0077512a" officeooo:paragraph-rsid="008002fc"/>
    </style:style>
    <style:style style:name="P38" style:family="paragraph" style:parent-style-name="Standard">
      <style:paragraph-properties fo:text-align="start" style:justify-single-word="false"/>
      <style:text-properties officeooo:rsid="0077512a" officeooo:paragraph-rsid="008ecfb2"/>
    </style:style>
    <style:style style:name="P39" style:family="paragraph" style:parent-style-name="Standard">
      <style:paragraph-properties fo:text-align="start" style:justify-single-word="false"/>
      <style:text-properties officeooo:rsid="0077512a" officeooo:paragraph-rsid="009842a7"/>
    </style:style>
    <style:style style:name="P40" style:family="paragraph" style:parent-style-name="Standard">
      <style:paragraph-properties fo:text-align="start" style:justify-single-word="false"/>
      <style:text-properties officeooo:rsid="00995158" officeooo:paragraph-rsid="00997e33"/>
    </style:style>
    <style:style style:name="P41" style:family="paragraph" style:parent-style-name="Standard">
      <style:paragraph-properties fo:text-align="start" style:justify-single-word="false"/>
      <style:text-properties officeooo:rsid="009cc1e3" officeooo:paragraph-rsid="009cc1e3"/>
    </style:style>
    <style:style style:name="T1" style:family="text">
      <style:text-properties officeooo:rsid="00164b87"/>
    </style:style>
    <style:style style:name="T2" style:family="text">
      <style:text-properties fo:font-style="italic" style:font-style-asian="italic" style:font-style-complex="italic"/>
    </style:style>
    <style:style style:name="T3" style:family="text">
      <style:text-properties fo:font-size="12pt" style:font-size-asian="10.5pt" style:font-size-complex="12pt"/>
    </style:style>
    <style:style style:name="T4" style:family="text">
      <style:text-properties fo:font-size="12pt" officeooo:rsid="002583e5" style:font-size-asian="10.5pt" style:font-size-complex="12pt"/>
    </style:style>
    <style:style style:name="T5" style:family="text">
      <style:text-properties fo:font-size="12pt" officeooo:rsid="0037f6e3" style:font-size-asian="10.5pt" style:font-size-complex="12pt"/>
    </style:style>
    <style:style style:name="T6" style:family="text">
      <style:text-properties fo:font-size="12pt" officeooo:rsid="003a6314" style:font-size-asian="10.5pt" style:font-size-complex="12pt"/>
    </style:style>
    <style:style style:name="T7" style:family="text">
      <style:text-properties fo:font-size="12pt" officeooo:rsid="003fea5d" style:font-size-asian="10.5pt" style:font-size-complex="12pt"/>
    </style:style>
    <style:style style:name="T8" style:family="text">
      <style:text-properties fo:font-size="12pt" officeooo:rsid="00452dc2" style:font-size-asian="10.5pt" style:font-size-complex="12pt"/>
    </style:style>
    <style:style style:name="T9" style:family="text">
      <style:text-properties fo:font-size="12pt" officeooo:rsid="0046162e" style:font-size-asian="10.5pt" style:font-size-complex="12pt"/>
    </style:style>
    <style:style style:name="T10" style:family="text">
      <style:text-properties fo:font-size="12pt" style:text-underline-style="solid" style:text-underline-width="auto" style:text-underline-color="font-color" fo:font-weight="normal" officeooo:rsid="002583e5" style:font-size-asian="10.5pt" style:font-weight-asian="normal" style:font-size-complex="12pt" style:font-weight-complex="normal"/>
    </style:style>
    <style:style style:name="T11" style:family="text">
      <style:text-properties fo:font-size="12pt" style:text-underline-style="none" fo:font-weight="normal" officeooo:rsid="002583e5" style:font-size-asian="10.5pt" style:font-weight-asian="normal" style:font-size-complex="12pt" style:font-weight-complex="normal"/>
    </style:style>
    <style:style style:name="T12" style:family="text">
      <style:text-properties officeooo:rsid="0020fdeb"/>
    </style:style>
    <style:style style:name="T13" style:family="text">
      <style:text-properties style:font-name="serif" fo:font-size="10.5pt"/>
    </style:style>
    <style:style style:name="T14" style:family="text">
      <style:text-properties officeooo:rsid="00244835"/>
    </style:style>
    <style:style style:name="T15" style:family="text">
      <style:text-properties style:font-name="sans-serif" fo:font-size="10.5pt"/>
    </style:style>
    <style:style style:name="T16" style:family="text">
      <style:text-properties style:font-name="sans-serif" fo:font-size="10.5pt" officeooo:rsid="002d77ac"/>
    </style:style>
    <style:style style:name="T17" style:family="text">
      <style:text-properties officeooo:rsid="002d77ac"/>
    </style:style>
    <style:style style:name="T18" style:family="text">
      <style:text-properties style:font-name="Liberation Serif1" officeooo:rsid="0020fdeb" style:font-name-asian="Liberation Serif1" style:font-name-complex="Liberation Serif1"/>
    </style:style>
    <style:style style:name="T19" style:family="text">
      <style:text-properties style:font-name="Liberation Serif1" officeooo:rsid="006dea58" style:font-name-asian="思源黑体 CN Regular1" style:font-name-complex="Lohit Devanagari"/>
    </style:style>
    <style:style style:name="T20" style:family="text">
      <style:text-properties style:font-name="Liberation Serif1" officeooo:rsid="007c826a" style:font-name-asian="思源黑体 CN Regular1" style:font-name-complex="Lohit Devanagari"/>
    </style:style>
    <style:style style:name="T21" style:family="text">
      <style:text-properties style:font-name="Liberation Serif1" officeooo:rsid="008ecfb2" style:font-name-asian="思源黑体 CN Regular1" style:font-name-complex="Lohit Devanagari"/>
    </style:style>
    <style:style style:name="T22" style:family="text">
      <style:text-properties style:font-name="Liberation Serif" style:font-name-asian="思源黑体 CN Regular1" style:font-name-complex="Lohit Devanagari"/>
    </style:style>
    <style:style style:name="T23" style:family="text">
      <style:text-properties style:font-name="Liberation Serif" officeooo:rsid="00643043" style:font-name-asian="思源黑体 CN Regular1" style:font-name-complex="Lohit Devanagari"/>
    </style:style>
    <style:style style:name="T24" style:family="text">
      <style:text-properties style:font-name="Liberation Serif" officeooo:rsid="0069cd76" style:font-name-asian="思源黑体 CN Regular1" style:font-name-complex="Lohit Devanagari"/>
    </style:style>
    <style:style style:name="T25" style:family="text">
      <style:text-properties style:font-name="Liberation Serif" officeooo:rsid="006ad30e" style:font-name-asian="思源黑体 CN Regular1" style:font-name-complex="Lohit Devanagari"/>
    </style:style>
    <style:style style:name="T26" style:family="text">
      <style:text-properties style:font-name="Liberation Serif" officeooo:rsid="006ca6ca" style:font-name-asian="思源黑体 CN Regular1" style:font-name-complex="Lohit Devanagari"/>
    </style:style>
    <style:style style:name="T27" style:family="text">
      <style:text-properties style:font-name="Liberation Serif" officeooo:rsid="006ccdc5" style:font-name-asian="思源黑体 CN Regular1" style:font-name-complex="Lohit Devanagari"/>
    </style:style>
    <style:style style:name="T28" style:family="text">
      <style:text-properties style:font-name="Liberation Serif" officeooo:rsid="006dea58" style:font-name-asian="思源黑体 CN Regular1" style:font-name-complex="Lohit Devanagari"/>
    </style:style>
    <style:style style:name="T29" style:family="text">
      <style:text-properties style:font-name="Liberation Serif" officeooo:rsid="006fb699" style:font-name-asian="思源黑体 CN Regular1" style:font-name-complex="Lohit Devanagari"/>
    </style:style>
    <style:style style:name="T30" style:family="text">
      <style:text-properties style:font-name="Liberation Serif" officeooo:rsid="00718b3c" style:font-name-asian="思源黑体 CN Regular1" style:font-name-complex="Lohit Devanagari"/>
    </style:style>
    <style:style style:name="T31" style:family="text">
      <style:text-properties style:font-name="Liberation Serif" officeooo:rsid="00781397" style:font-name-asian="思源黑体 CN Regular1" style:font-name-complex="Lohit Devanagari"/>
    </style:style>
    <style:style style:name="T32" style:family="text">
      <style:text-properties style:font-name="Liberation Serif" officeooo:rsid="0078ba1b" style:font-name-asian="思源黑体 CN Regular1" style:font-name-complex="Lohit Devanagari"/>
    </style:style>
    <style:style style:name="T33" style:family="text">
      <style:text-properties style:font-name="Liberation Serif" officeooo:rsid="007a3d5f" style:font-name-asian="思源黑体 CN Regular1" style:font-name-complex="Lohit Devanagari"/>
    </style:style>
    <style:style style:name="T34" style:family="text">
      <style:text-properties style:font-name="Liberation Serif" officeooo:rsid="007b1fe4" style:font-name-asian="思源黑体 CN Regular1" style:font-name-complex="Lohit Devanagari"/>
    </style:style>
    <style:style style:name="T35" style:family="text">
      <style:text-properties style:font-name="Liberation Serif" officeooo:rsid="007c826a" style:font-name-asian="思源黑体 CN Regular1" style:font-name-complex="Lohit Devanagari"/>
    </style:style>
    <style:style style:name="T36" style:family="text">
      <style:text-properties style:font-name="Liberation Serif" officeooo:rsid="007e341c" style:font-name-asian="思源黑体 CN Regular1" style:font-name-complex="Lohit Devanagari"/>
    </style:style>
    <style:style style:name="T37" style:family="text">
      <style:text-properties style:font-name="Liberation Serif" officeooo:rsid="007ee56c" style:font-name-asian="思源黑体 CN Regular1" style:font-name-complex="Lohit Devanagari"/>
    </style:style>
    <style:style style:name="T38" style:family="text">
      <style:text-properties style:font-name="Liberation Serif" officeooo:rsid="008ecfb2" style:font-name-asian="思源黑体 CN Regular1" style:font-name-complex="Lohit Devanagari"/>
    </style:style>
    <style:style style:name="T39" style:family="text">
      <style:text-properties style:font-name="Liberation Serif" officeooo:rsid="00921b1a" style:font-name-asian="思源黑体 CN Regular1" style:font-name-complex="Lohit Devanagari"/>
    </style:style>
    <style:style style:name="T40" style:family="text">
      <style:text-properties style:font-name="Liberation Serif" officeooo:rsid="0095968d" style:font-name-asian="思源黑体 CN Regular1" style:font-name-complex="Lohit Devanagari"/>
    </style:style>
    <style:style style:name="T41" style:family="text">
      <style:text-properties style:font-name="Liberation Serif" officeooo:rsid="009734af" style:font-name-asian="思源黑体 CN Regular1" style:font-name-complex="Lohit Devanagari"/>
    </style:style>
    <style:style style:name="T42" style:family="text">
      <style:text-properties style:font-name="Liberation Serif" officeooo:rsid="009842a7" style:font-name-asian="思源黑体 CN Regular1" style:font-name-complex="Lohit Devanagari"/>
    </style:style>
    <style:style style:name="T43" style:family="text">
      <style:text-properties style:font-name="Liberation Serif" officeooo:rsid="00997e33" style:font-name-asian="思源黑体 CN Regular1" style:font-name-complex="Lohit Devanagari"/>
    </style:style>
    <style:style style:name="T44" style:family="text">
      <style:text-properties style:font-name="Liberation Serif" officeooo:rsid="0099ded5" style:font-name-asian="思源黑体 CN Regular1" style:font-name-complex="Lohit Devanagari"/>
    </style:style>
    <style:style style:name="T45" style:family="text">
      <style:text-properties style:font-name="Liberation Serif" officeooo:rsid="009a0e47" style:font-name-asian="思源黑体 CN Regular1" style:font-name-complex="Lohit Devanagari"/>
    </style:style>
    <style:style style:name="T46" style:family="text">
      <style:text-properties style:font-name="Liberation Serif" officeooo:rsid="00af238a" style:font-name-asian="思源黑体 CN Regular1" style:font-name-complex="Lohit Devanagari"/>
    </style:style>
    <style:style style:name="T47" style:family="text">
      <style:text-properties style:font-name="Liberation Serif" fo:font-size="10.5pt" officeooo:rsid="00af1459" style:font-name-asian="思源黑体 CN Regular1" style:font-size-asian="10.5pt" style:font-name-complex="Lohit Devanagari" style:font-size-complex="10.5pt"/>
    </style:style>
    <style:style style:name="T48" style:family="text">
      <style:text-properties style:font-name="Liberation Serif" fo:font-size="10.5pt" officeooo:rsid="009a0e47" style:font-name-asian="思源黑体 CN Regular1" style:font-size-asian="10.5pt" style:font-name-complex="Lohit Devanagari" style:font-size-complex="10.5pt"/>
    </style:style>
    <style:style style:name="T49" style:family="text">
      <style:text-properties fo:font-size="16pt" officeooo:rsid="0063b4fa" style:font-size-asian="16pt" style:font-size-complex="16pt"/>
    </style:style>
    <style:style style:name="T50" style:family="text">
      <style:text-properties officeooo:rsid="00643043"/>
    </style:style>
    <style:style style:name="T51" style:family="text">
      <style:text-properties style:font-name="思源黑体 CN Regular" officeooo:rsid="00643043" style:font-name-asian="思源黑体 CN Regular" style:font-name-complex="思源黑体 CN Regular"/>
    </style:style>
    <style:style style:name="T52" style:family="text">
      <style:text-properties fo:font-size="10.5pt" style:font-size-asian="10.5pt" style:font-size-complex="10.5pt"/>
    </style:style>
    <style:style style:name="T53" style:family="text">
      <style:text-properties fo:font-size="10.5pt" officeooo:rsid="0063b4fa" style:font-size-asian="10.5pt" style:font-size-complex="10.5pt"/>
    </style:style>
    <style:style style:name="T54" style:family="text">
      <style:text-properties fo:font-size="10.5pt" officeooo:rsid="009bcbad" style:font-size-asian="10.5pt" style:font-size-complex="10.5pt"/>
    </style:style>
    <style:style style:name="T55" style:family="text">
      <style:text-properties fo:font-size="10.5pt" officeooo:rsid="009e82b5" style:font-size-asian="10.5pt" style:font-size-complex="10.5pt"/>
    </style:style>
    <style:style style:name="T56" style:family="text">
      <style:text-properties fo:font-size="10.5pt" officeooo:rsid="009f2b71" style:font-size-asian="10.5pt" style:font-size-complex="10.5pt"/>
    </style:style>
    <style:style style:name="T57" style:family="text">
      <style:text-properties fo:font-size="10.5pt" officeooo:rsid="009f6ed4" style:font-size-asian="10.5pt" style:font-size-complex="10.5pt"/>
    </style:style>
    <style:style style:name="T58" style:family="text">
      <style:text-properties fo:font-size="10.5pt" officeooo:rsid="00a09ae5" style:font-size-asian="10.5pt" style:font-size-complex="10.5pt"/>
    </style:style>
    <style:style style:name="T59" style:family="text">
      <style:text-properties fo:font-size="10.5pt" officeooo:rsid="00a13e1b" style:font-size-asian="10.5pt" style:font-size-complex="10.5pt"/>
    </style:style>
    <style:style style:name="T60" style:family="text">
      <style:text-properties fo:font-size="10.5pt" officeooo:rsid="00a1f804" style:font-size-asian="10.5pt" style:font-size-complex="10.5pt"/>
    </style:style>
    <style:style style:name="T61" style:family="text">
      <style:text-properties fo:font-size="10.5pt" officeooo:rsid="00a2310d" style:font-size-asian="10.5pt" style:font-size-complex="10.5pt"/>
    </style:style>
    <style:style style:name="T62" style:family="text">
      <style:text-properties fo:font-size="10.5pt" officeooo:rsid="00a2f5f6" style:font-size-asian="10.5pt" style:font-size-complex="10.5pt"/>
    </style:style>
    <style:style style:name="T63" style:family="text">
      <style:text-properties fo:font-size="10.5pt" officeooo:rsid="00a89ab9" style:font-size-asian="10.5pt" style:font-size-complex="10.5pt"/>
    </style:style>
    <style:style style:name="T64" style:family="text">
      <style:text-properties fo:font-size="10.5pt" officeooo:rsid="00ad9583" style:font-size-asian="10.5pt" style:font-size-complex="10.5pt"/>
    </style:style>
    <style:style style:name="T65" style:family="text">
      <style:text-properties fo:font-size="10.5pt" officeooo:rsid="00af1459" style:font-size-asian="10.5pt" style:font-size-complex="10.5pt"/>
    </style:style>
    <style:style style:name="T66" style:family="text">
      <style:text-properties officeooo:rsid="008929ab"/>
    </style:style>
    <style:style style:name="T67" style:family="text">
      <style:text-properties officeooo:rsid="009cc1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线性组合：邻居集和聚类系数的朴素贝叶斯链路预测</text:p>
      <text:p text:style-name="P1">刘智</text:p>
      <text:p text:style-name="P13">1.<text:tab/>简介</text:p>
      <text:p text:style-name="P2"><text:tab/>在一个团体或者组织当中，社交网络是是一个非常流行且有效的建模人们之间关系的方式。它可以视为图，图中的顶点对应社组织或团体中的人，图中的边表示团体中人之间的某种关系。然而，社交网络是非常动态的，因为随着时间的变化新的边和顶点会加入其中。要理解驱动社交网络演化的动态性是一个非常复杂的问题，因为它有大量的各式各样的参数。[1]已经对社交网络的的演化进行了深入的研究且影响巨大。但是，相对简单的一个问题是理解特定顶点之间关系。例如：有一些已经提出的有趣的问题：随着时间的推移，社交网络中人之间的关系模式是如何变化的？有哪些因素驱动这些关系？网络中的其他节点是如何影响指定的两个节点间的关系？在预测未来的节点间关系过程中，现存的关系和节点在预测过程中的角色和作用是什么？我们在本文中要解决的这一特定问题是：已知当当前图的状态中两个节点之间没有关系，预测这两节点之间将来存在关系的概率。此问题就是我们熟知的<text:span text:style-name="T2">链路预测</text:span>问题</text:p>
      <text:p text:style-name="P6"><text:tab/><text:span text:style-name="T4">近些年，在链路预测越来越受到各个领域的学者的关注。链路预测所应用的领域也越来越广。例如，诸如蛋白质相互作用网络和新陈代谢网络的生物网络中[4-6]，通过实验发现尚未发现的边或者相互作用关系的代价是昂贵的，因此，实现预测并将主要精力放在最有可能出现的边上可以极大的缩减实验代价。另一个经典的应用场景就是社交网络，也就是本文所要着眼于的应用场景。正如上面所描述的，社交网络中预测网络中节点之间可能存在的关系这样的问题，就是链路预测[3,5]。为了解决这一问题，研究人员已经提出了很多方法。目前已知的方法按照其方法类型，可以分为基于拓扑信息的度量方法和基于学习的度量方法这些方法，而第二种主要是以第一种方法为基础，以第一种方法中多种度量标准作为特征进行学习的。第二种方法将链路预测问题视为二分类问题，进而使用常见的机器学习方法进行预测[2]。因此，第一类方法更为基础且重要，其中大多数是对每对待估计的节点根据他们的邻居集（局部信息）或者路径信息（</text:span><text:span text:style-name="T6">全局</text:span><text:span text:style-name="T4">信息）分配一个评分。</text:span></text:p>
      <text:p text:style-name="P7"><text:span text:style-name="T4"><text:tab/>在[3]和[5]中，比较了诸如</text:span><text:span text:style-name="T5">Common Neighbors (CN), Adamic Adar (AA), Jaccard Coefficient (Jac),Resource Allocation (RA) 等这种局部度量</text:span><text:span text:style-name="T6">标准</text:span><text:span text:style-name="T5">和诸如</text:span><text:span text:style-name="T6">Katz, simRank and rooted PageRank这种全局度量标准的性能。从这些在真是网络的实验结果看，全局度量方法的预测精度通常要高于局部度量方法。尽管如此，全局方法在大型网络面前是非常毫时且不可取的。</text:span></text:p>
      <text:p text:style-name="P8"><text:span text:style-name="T6"><text:tab/>最近，为了提升链路预测的精度，许多不同的方法被提出，他们多数使用诸如朴素贝叶斯模型和SVM这样的机器学习算法。由于全局路径的耗时和不可取性，[8]认为</text:span><text:span text:style-name="T7">两个用户可以通过多条路径相互联系，认为社交网络中的人可以使用全部的可能路径联系到另一个人，这种可能性（概率）与这条路径的长度成反比。因为通过更多条路径互链的两个人有更大的概率直接互链。因此作者提出了一种受限的路径长度的节点间相似性度量，并在与全局路径方法的比较中表现出了良好的性能和准确度。[9]朴素贝叶斯模型为基础，利用节点局部信息，计算节点间的相似性，并分配评分，最后将度量方法扩展至CN，RA，AA。而在无向图中[10]</text:span><text:span text:style-name="T8">基于被预测节点对(x,y)的公共邻居节点，利用邻居节点集中的节点的聚类系数和耦合度，提出一种</text:span><text:span text:style-name="T9">链路预测度量指标，在较小的数据集中得到了较好的实验结果。</text:span></text:p>
      <text:p text:style-name="P19">在众多的基于节点公共邻居集的方法中，很少有人关注非公共邻居集内节点间边的关系对待评估节点之间存在边的影响，[11]为我们在这方面给出了帮助，认为非公共邻居集内节点之间边的个数对于待估计节点也存在影响。受到[11]的启发，本文考虑了非公共邻居集节点和公共邻居集节点之间存在边对被预测节点对的评分的影响。</text:p>
      <text:p text:style-name="P9"><text:span text:style-name="T4"><text:tab/>在本文中，考虑到基于学习方法的预测有助于提高链路预测的精度，将非公共邻居集内节点间的边的个数纳入考虑范围，同样有助于预测精度的提高。节点的聚类系数是表示一个图形中节点聚集程度的系数。现实世界的网络，节点聚类系数较大的两个节点往往趋向于连接在一起，这种可能性往往比两个节点之间随机设立了一个连接的平均概率更大。（</text:span><text:span text:style-name="T11">clustering coefficient is a measure of the degree to which nodes in a graph tend to cluster together. Evidence suggests that in most real-world networks, and in particular </text:span><text:a xlink:type="simple" xlink:href="https://en.wikipedia.org/wiki/Social_network" text:style-name="Internet_20_link" text:visited-style-name="Visited_20_Internet_20_Link"><text:span text:style-name="T10">social networks</text:span></text:a><text:span text:style-name="T11">, nodes tend to create tightly knit groups characterised by a relatively high density of ties; this likelihood tends to be greater than the average probability of a </text:span><text:soft-page-break/><text:span text:style-name="T11">tie randomly established between two nodes）针对以上考虑，本文提出了一种基于朴素贝叶斯模型的线性组合方法的链路预测方法。经过在真实数据集上的实验，本文提出的方法要明显优于一些经典的方法和一些改进方法。</text:span></text:p>
      <text:p text:style-name="P15">2.<text:tab/>问题描述</text:p>
      <text:p text:style-name="P20"><text:tab/>更加标准化来说，链路预测任务可以按以下来描述：给定一个社交网络，<text:span text:style-name="T12">G(V, E)，V表示节点集，E表示边集合。用U表示G中包含所有可能的边的集合，所以U = |V|(|V|−1)/2，|V|表示节点集V的个数，不存在的边的集合用U-E表示。假设有一些缺失的边（missing link）存在于U-E中（或者说这些边将来会出现），那么链路预测的任务就是找出这些边[3]。因此，这个任务就是预测目前没有边的节点x和y（∀x, y ∈ V），之间将来存在一条边的概率。链路预测所预测的边类型主要包含2种：1)已经存在，但是尚未被人类所发现；2)目前尚不存在，对未来可能出现的边的预测。预测算法会给x和y之间的边分配一个评分，这个评分越高，那么x和y之间将来就更有可能存在边。所有未存在的边将按照降序排列，那些位于最前边的N个边是最有可能存在的。为了测试算法的精确度，本文中使用的所有真实数据集将随机分为两部分：训练数据集Et，视为已知的网络信息。测试数据集Ep用来测试且该部分数据集的信息是不允许在训练过程中使用的。很明显，E = Et ∪ Ep且Et ∩ Ep <text:s/>= </text:span><text:span text:style-name="T18">∅</text:span><text:span text:style-name="T12">。本文中，训练集一直都包含了90%的边，剩余的10%作为测试集。因此，在Ep中的边被称为缺失边，在U-E中的边称为未观察到的边。</text:span></text:p>
      <text:p text:style-name="P18"><text:tab/></text:p>
      <text:p text:style-name="P16">3.<text:tab/>方法描述</text:p>
      <text:p text:style-name="P2"><text:tab/><text:span text:style-name="T49">3.1<text:tab/>预备知识</text:span></text:p>
      <text:p text:style-name="P33"><text:span text:style-name="T49"><text:tab/></text:span><text:span text:style-name="T53">在图论中，聚类系数代表的是一个图中节点聚集程度的系数[12]。</text:span><text:span text:style-name="T54">一个节点的聚类信息在一定程度上翻译应了该节点与其他节点的聚类程度，换言之，当节点i与节点j之间没有边存在时，它描述了i与j之间聚集的程度。</text:span><text:span text:style-name="T55">[13]中提出了将公共邻居集中节点之间的关系纳入考虑范围</text:span><text:span text:style-name="T57">。</text:span><text:span text:style-name="T56">受其启发，</text:span><text:span text:style-name="T58">本文提出了一个一种新的节点相似性度量，公共邻居集关系聚类系数</text:span><text:span text:style-name="T59">(C</text:span><text:span text:style-name="T63">R</text:span><text:span text:style-name="T59">CC)</text:span><text:span text:style-name="T58">。该度量不仅考虑公共邻居集节点自身及相互之间的关系，而且还捕获了网络的聚类信息。如果节点k是被预测节点对x</text:span><text:span text:style-name="T59">、y的公共邻居节点。那么， </text:span><text:span text:style-name="T58">公共邻居集关系聚类系数定义如下</text:span><text:span text:style-name="T59">：</text:span></text:p>
      <text:p text:style-name="P33"><text:span text:style-name="T59"><text:tab/></text:span><text:span text:style-name="T60">C</text:span><text:span text:style-name="T63">R</text:span><text:span text:style-name="T60">CC = l_k / degree(k) + C(k)<text:tab/><text:tab/></text:span></text:p>
      <text:p text:style-name="P34"><text:span text:style-name="T60">l_k表示节点k与公共邻居集中其他节点间边的个数，degree(k)表示k的度，C(k)表示节点k的聚类系数。以这种方式</text:span><text:span text:style-name="T62">，本文将同时捕获聚类信息和不同节点在提升预测精度时的不同角色。此处得到的 </text:span><text:span text:style-name="T60">C</text:span><text:span text:style-name="T63">R</text:span><text:span text:style-name="T60">CC</text:span><text:span text:style-name="T64">的值时处于[0,2)之间的数，因此，为了规范化CRCC</text:span><text:span text:style-name="T65">，我们采用Logistic模式规范化，</text:span></text:p>
      <text:p text:style-name="P34"><text:span text:style-name="T65"><text:tab/>CRCC = 1 / (1 + e^(-CRCC))</text:span></text:p>
      <text:p text:style-name="P28"><text:tab/>在一个社交网络中的两个用户<text:span text:style-name="T50">，他们可能会存在一个共同的邻居集，这个集合反映了两个用户的公共的兴趣爱好。如果这两个用户在该网络中是相识的，那么这个集合在一定程度上反映了两人的交集有多大。如果这两个用户在该网络中不相识，那么该公共邻居集同样在一定程度上反映了两人将来有多大可能认识。这是目前常规方法所依赖的假设。但是，人们却忽略了这样一个事实：用户x和用户y各有一个非公共邻居集-C(x)和-C(y)，在这两个集合中的人有可能是相识的，如果这两个集合中互相认识的人越多，也就是说这两个集合之间存在的边越多，那么x和y在将来也既可能通过这个集合中的某些人的介绍而相识[11]。因此，UC(x)和UC(y)在x和y将来存在边的贡献中也扮演了较为重要的角色。同样，UC(x)，UC(y)与CN节点之间的存在的边越多，同样对于x和y之间在将来存在边的可能性有较大帮助，我们将此种现象称之为“熟人定律”。这部分内容，在经典的CN，JC，AA，RA中是没有考虑的，这些方法仅仅是考虑了共同邻居个体对节点对相似性的影响。依据上述描述，我们提出了基于公共邻居集和非公共邻居集之间及非公共邻居集之间关系的度量节点相似性的方法。因此，该部分由两部分组成，x和y的非邻居集之间的边的个数与非公共邻居集之间所有可能的边的个数之比值为非公共邻居集为x和y之间存在边的概率的贡献值，UC(x)，UC(y)与CN节点之间的存在的边的个数与UC(x)，UC(y)与CN所有可能的边的比值。更加形式化的表示：</text:span><text:span text:style-name="T51">⎾</text:span><text:span text:style-name="T24">(x)表示x的邻居集合，</text:span><text:span text:style-name="T51">⎾</text:span><text:span text:style-name="T24">(y)表示y</text:span><text:soft-page-break/><text:span text:style-name="T24">的邻居集合</text:span><text:span text:style-name="T25">，C(x,y)即为x和y的公共邻居集合，</text:span><text:span text:style-name="T23">-C(x)</text:span><text:span text:style-name="T26">表示在x的邻居集中但不在x和y的公共邻居集中的节点，-C(y)同理</text:span><text:span text:style-name="T36">，</text:span><text:span text:style-name="T35">-CL(x,y)表示x和y的非公共邻居集之间边的集合</text:span><text:span text:style-name="T26">。</text:span><text:span text:style-name="T27">即：</text:span></text:p>
      <text:p text:style-name="P10"><text:span text:style-name="T27"><text:tab/></text:span><text:span text:style-name="T25">C(x,y) </text:span><text:span text:style-name="T28">= </text:span><text:span text:style-name="T51">⎾</text:span><text:span text:style-name="T24">(x) <text:s/></text:span><text:span text:style-name="T19">&amp;</text:span><text:span text:style-name="T24"> </text:span><text:span text:style-name="T51">⎾</text:span><text:span text:style-name="T24">(y)</text:span></text:p>
      <text:p text:style-name="P11"><text:span text:style-name="T24"><text:tab/></text:span><text:span text:style-name="T23">-C(x) </text:span><text:span text:style-name="T29">= </text:span><text:span text:style-name="T51">⎾</text:span><text:span text:style-name="T24">(x) – </text:span><text:span text:style-name="T25">C(x,y)</text:span></text:p>
      <text:p text:style-name="P12"><text:span text:style-name="T25"><text:tab/></text:span><text:span text:style-name="T23">-C(y) </text:span><text:span text:style-name="T30">= </text:span><text:span text:style-name="T51">⎾</text:span><text:span text:style-name="T24">(y) – </text:span><text:span text:style-name="T25">C(x,y)</text:span></text:p>
      <text:p text:style-name="P29"><text:span text:style-name="T25"><text:tab/></text:span><text:span text:style-name="T35">-CL(x,y) = {e(v,k) | v </text:span><text:span text:style-name="T20">Є </text:span><text:span text:style-name="T35">-C(x) &amp; k </text:span><text:span text:style-name="T20">Є -C(y) &amp; </text:span><text:span text:style-name="T35">e(v,k) </text:span><text:span text:style-name="T20">Є E</text:span><text:span text:style-name="T35">}</text:span></text:p>
      <text:p text:style-name="P30"><text:span text:style-name="T35"><text:tab/></text:span><text:span text:style-name="T38">UC_CN(x) = {</text:span><text:span text:style-name="T35">e(v,k)| v </text:span><text:span text:style-name="T20">Є </text:span><text:span text:style-name="T35">-C(x) &amp; k </text:span><text:span text:style-name="T20">Є </text:span><text:span text:style-name="T21">C(x,y)</text:span><text:span text:style-name="T20"> &amp; </text:span><text:span text:style-name="T35">e(v,k) </text:span><text:span text:style-name="T20">Є E</text:span><text:span text:style-name="T38">}</text:span></text:p>
      <text:p text:style-name="P31"><text:tab/><text:span text:style-name="T38">UC_CN(y) = {</text:span><text:span text:style-name="T35">e(v,k)| v </text:span><text:span text:style-name="T20">Є </text:span><text:span text:style-name="T35">-C(</text:span><text:span text:style-name="T39">y</text:span><text:span text:style-name="T35">) &amp; k </text:span><text:span text:style-name="T20">Є </text:span><text:span text:style-name="T21">C(x,y)</text:span><text:span text:style-name="T20"> &amp; </text:span><text:span text:style-name="T35">e(v,k) </text:span><text:span text:style-name="T20">Є E</text:span><text:span text:style-name="T38">}</text:span></text:p>
      <text:p text:style-name="P24"><text:span text:style-name="T25">|C(x,y)</text:span><text:span text:style-name="T22">|表示x和y的公共邻居集的节点个数，</text:span><text:span text:style-name="T31">|-C(x)|表示x的非公共邻居集的节点个数，|-C(y)|同理</text:span><text:span text:style-name="T37">， |</text:span><text:span text:style-name="T35">-CL(x,y)</text:span><text:span text:style-name="T37">|表示</text:span><text:span text:style-name="T35">x和y的非公共邻居集之间边的个数</text:span><text:span text:style-name="T31">。那么</text:span><text:span text:style-name="T23">x和y的非邻居集之间的边的个数与非公共邻居集之间所有可能的边的个数之比值ratio</text:span><text:span text:style-name="T33">UC</text:span><text:span text:style-name="T32">：</text:span></text:p>
      <text:p text:style-name="P37"><text:span text:style-name="T32"><text:tab/></text:span><text:span text:style-name="T23">ratio</text:span><text:span text:style-name="T33">UC </text:span><text:span text:style-name="T34">= |</text:span><text:span text:style-name="T35">-CL(x,y)</text:span><text:span text:style-name="T34">| / |-C(x)X-C(y)|<text:tab/><text:tab/></text:span></text:p>
      <text:p text:style-name="P38"><text:span text:style-name="T23">UC(x)，UC(y)与CN节点之间的存在的边的个数与UC(x)，UC(y)与CN所有可能的边的比值ratio</text:span><text:span text:style-name="T38">A：</text:span></text:p>
      <text:p text:style-name="P39"><text:span text:style-name="T38"><text:tab/></text:span><text:span text:style-name="T23">ratio</text:span><text:span text:style-name="T38">A = |UC_CN(x)</text:span><text:span text:style-name="T40">|</text:span><text:span text:style-name="T38"> / </text:span><text:span text:style-name="T40">|</text:span><text:span text:style-name="T23">-C(x) </text:span><text:span text:style-name="T41">X C(x,y)</text:span><text:span text:style-name="T38">| </text:span><text:span text:style-name="T41">+ </text:span><text:span text:style-name="T38">|UC_CN(</text:span><text:span text:style-name="T42">y</text:span><text:span text:style-name="T38">)</text:span><text:span text:style-name="T40">|</text:span><text:span text:style-name="T38"> / </text:span><text:span text:style-name="T40">|</text:span><text:span text:style-name="T23">-C(</text:span><text:span text:style-name="T42">y</text:span><text:span text:style-name="T23">) </text:span><text:span text:style-name="T41">X C(x,y)</text:span><text:span text:style-name="T38">|</text:span></text:p>
      <text:p text:style-name="P40"><text:span text:style-name="T38">因此</text:span><text:span text:style-name="T22">，由非公共邻居集之间产生的评分与公共邻居集和非公共邻居集产生的评分</text:span><text:span text:style-name="T43">，我们称之为ratioAll：</text:span></text:p>
      <text:p text:style-name="P40"><text:span text:style-name="T43"><text:tab/>ratioAll = <text:s/></text:span><text:span text:style-name="T23">ratio</text:span><text:span text:style-name="T38">A </text:span><text:span text:style-name="T43">+ <text:s/></text:span><text:span text:style-name="T23">ratio</text:span><text:span text:style-name="T33">UC</text:span><text:span text:style-name="T43">；</text:span></text:p>
      <text:p text:style-name="P35"><text:span text:style-name="T43">由于ratio</text:span><text:span text:style-name="T44">All的两部分都是处于[0,1]之间的数，因此ratioAll的值可能分布在[0,2]之间。因此为了规范化</text:span><text:span text:style-name="T45">，我们同样采取Logistic模式</text:span><text:span text:style-name="T46">，即</text:span><text:span text:style-name="T45">ratioAll = </text:span><text:span text:style-name="T47">1 / (1 + e^(-</text:span><text:span text:style-name="T48">ratioAll</text:span><text:span text:style-name="T47">))</text:span></text:p>
      <text:p text:style-name="P16">4.<text:tab/>数据准备</text:p>
      <text:p text:style-name="P2"/>
      <text:p text:style-name="P2"/>
      <text:p text:style-name="P16">5.<text:tab/>实验数据</text:p>
      <text:p text:style-name="P2"/>
      <text:p text:style-name="P16">6.<text:tab/>总结</text:p>
      <text:p text:style-name="P2"/>
      <text:p text:style-name="P14">参考文献</text:p>
      <text:p text:style-name="P17">[1]<text:tab/><text:span text:style-name="T1">R. Albert and A.-L. Barabási. Statistical mechanics of complex networks. Reviews of <text:s text:c="2"/><text:tab/>modern physics, 74(1):47, 2002.</text:span></text:p>
      <text:p text:style-name="P3"><text:span text:style-name="T3">[2]<text:tab/></text:span>Wang P, Xu B W, Wu Y R, et al. Link prediction in social networks: the state-of-the-art[J]. <text:tab/>Science China Information Sciences, 2015, 58(1): 1-38.</text:p>
      <text:p text:style-name="P21">[3]<text:tab/>L. Lü and T. Zhou. Link prediction in complex networks: A survey. Physica A: Statistical <text:tab/>Mechanics and its Applications, 390(6):1150–1170, 2011.</text:p>
      <text:p text:style-name="P4"><text:span text:style-name="T14">[4]<text:tab/></text:span><text:span text:style-name="T13">Yu H., Braun P., Yildirim M. A., Lemmens I., Venkatesan K., Sahalie J., Hirozane-<text:tab/>Kishikawa T., Gebreab F., Li N., Simonis N., Hao T., Rual J. F. </text:span><text:span text:style-name="T15">and </text:span><text:span text:style-name="T13">Dricot A. </text:span><text:span text:style-name="T15">,</text:span><text:span text:style-name="T13">Science <text:tab/></text:span><text:span text:style-name="T16">, 322 (2008) 104.</text:span></text:p>
      <text:p text:style-name="P36"><text:span text:style-name="T15">[5]<text:tab/>D. Liben-Nowell and J. Kleinberg. The link-prediction problem for social networks. <text:tab/>JASIST, 58(7):1019–1031, 2007.</text:span></text:p>
      <text:p text:style-name="P22">[6]<text:tab/><text:span text:style-name="T17">J. Valverde-Rebaza and A. Lopes. Link prediction in complex networks based on cluster</text:span></text:p>
      <text:p text:style-name="P23"><text:tab/>information. In SBIA ’12, pages 92–101. Springer-Verlag, 2012.</text:p>
      <text:p text:style-name="P5"><text:span text:style-name="T14">[7]<text:tab/></text:span>Al Hasan M, Zaki M J. A survey of link prediction in social networks[M] Social network <text:tab/>data analytics. Springer US, 2011: 243-275.</text:p>
      <text:p text:style-name="P5"><text:span text:style-name="T14">[8]<text:tab/></text:span>Papadimitriou A, Symeonidis P, Manolopoulos Y. Fast and accurate link prediction in social <text:tab/>networking systems[J]. Journal of Systems and Software, 2012, 85(9): 2119-2132.</text:p>
      <text:p text:style-name="P25"><text:soft-page-break/><text:span text:style-name="T14">[9]<text:tab/></text:span>Liu Z, Zhang Q M, Lü L, et al. Link prediction in complex networks: a local naïve Bayes <text:tab/>model[J]. EPL (Europhysics Letters), 2011, 96(4): 48007.</text:p>
      <text:p text:style-name="P5"><text:span text:style-name="T14">[10]<text:tab/></text:span>Li F, He J, Huang G, et al. Node-coupling clustering approaches for link prediction[J]. <text:tab/>Knowledge-Based Systems, 2015, 89: 669-680.</text:p>
      <text:p text:style-name="P5"><text:span text:style-name="T14">[11]<text:tab/></text:span>Gupta N, Singh A. A Novel Strategy for Link Prediction in Social Networks[C] Proceedings <text:tab/>of the 2014 CoNEXT on Student Workshop. ACM, 2014: 12-14.</text:p>
      <text:p text:style-name="P27">[12]<text:tab/><text:span text:style-name="T66">D.J. Watts, S.H. Strogatz, Collective dynamics of small-world networks, Nature 393 (6684) <text:tab/>(1998) 440–442.</text:span></text:p>
      <text:p text:style-name="P32"><text:span text:style-name="T67">[13]<text:tab/></text:span>Dong Y X, Ke Q, Wu B. Link prediction based on node similarity[J]. Computer Science, <text:tab/>2011, 38(7): 162.</text:p>
      <text:p text:style-name="P4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思源黑体 CN Regular" svg:font-family="'思源黑体 CN Regular'"/>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17:07.995045606</meta:creation-date>
    <meta:generator>LibreOffice/5.0.3.2$Linux_X86_64 LibreOffice_project/00$Build-2</meta:generator>
    <dc:date>2015-12-18T21:18:10.447125194</dc:date>
    <meta:editing-duration>PT19H10M38S</meta:editing-duration>
    <meta:editing-cycles>154</meta:editing-cycles>
    <meta:document-statistic meta:table-count="0" meta:image-count="0" meta:object-count="0" meta:page-count="4" meta:paragraph-count="50" meta:word-count="3922" meta:character-count="6624" meta:non-whitespace-character-count="6113"/>
  </office:meta>
</office:document-meta>
</file>